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6576in" fo:margin-left="1.4771in" fo:margin-top="0in" fo:margin-bottom="0in" table:align="left" style:writing-mode="lr-tb"/>
    </style:style>
    <style:style style:name="Table1.A" style:family="table-column">
      <style:table-column-properties style:column-width="2.6576in"/>
    </style:style>
    <style:style style:name="Table1.1" style:family="table-row">
      <style:table-row-properties style:min-row-height="0.4688in" fo:keep-together="auto"/>
    </style:style>
    <style:style style:name="Table1.A1" style:family="table-cell">
      <style:table-cell-properties fo:background-color="#e6eed5" fo:padding-left="0.075in" fo:padding-right="0.075in" fo:padding-top="0in" fo:padding-bottom="0in" fo:border-left="none" fo:border-right="none" fo:border-top="1pt solid #9bbb59" fo:border-bottom="none">
        <style:background-image/>
      </style:table-cell-properties>
    </style:style>
    <style:style style:name="Table3" style:family="table">
      <style:table-properties style:width="2.6576in" fo:margin-left="1.4771in" fo:margin-top="0in" fo:margin-bottom="0in" table:align="left" style:writing-mode="lr-tb"/>
    </style:style>
    <style:style style:name="Table3.A" style:family="table-column">
      <style:table-column-properties style:column-width="2.6576in"/>
    </style:style>
    <style:style style:name="Table3.1" style:family="table-row">
      <style:table-row-properties style:min-row-height="0.4688in" fo:keep-together="auto"/>
    </style:style>
    <style:style style:name="Table3.A1" style:family="table-cell">
      <style:table-cell-properties fo:background-color="#e6eed5" fo:padding-left="0.075in" fo:padding-right="0.075in" fo:padding-top="0in" fo:padding-bottom="0in" fo:border-left="none" fo:border-right="none" fo:border-top="1pt solid #9bbb59" fo:border-bottom="none">
        <style:background-image/>
      </style:table-cell-properties>
    </style:style>
    <style:style style:name="Table4" style:family="table">
      <style:table-properties style:width="6.1278in" fo:margin-left="0.0632in" fo:margin-top="0in" fo:margin-bottom="0in" table:align="left" style:writing-mode="lr-tb"/>
    </style:style>
    <style:style style:name="Table4.A" style:family="table-column">
      <style:table-column-properties style:column-width="6.1278in"/>
    </style:style>
    <style:style style:name="Table4.1" style:family="table-row">
      <style:table-row-properties style:min-row-height="2.8507in" fo:keep-together="auto"/>
    </style:style>
    <style:style style:name="Table4.A1" style:family="table-cell">
      <style:table-cell-properties fo:padding-left="0.0486in" fo:padding-right="0.0486in" fo:padding-top="0in" fo:padding-bottom="0in" fo:border="0.5pt solid #000000"/>
    </style:style>
    <style:style style:name="Table2" style:family="table">
      <style:table-properties style:width="2.6347in" fo:margin-left="0in" fo:margin-top="0in" fo:margin-bottom="0in" table:align="left" style:writing-mode="lr-tb"/>
    </style:style>
    <style:style style:name="Table2.A" style:family="table-column">
      <style:table-column-properties style:column-width="2.6347in"/>
    </style:style>
    <style:style style:name="Table2.1" style:family="table-row">
      <style:table-row-properties style:min-row-height="0.4688in" fo:keep-together="auto"/>
    </style:style>
    <style:style style:name="Table2.A1" style:family="table-cell">
      <style:table-cell-properties fo:background-color="#e6eed5" fo:padding-left="0.075in" fo:padding-right="0.075in" fo:padding-top="0in" fo:padding-bottom="0in" fo:border-left="none" fo:border-right="none" fo:border-top="1pt solid #9bbb59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List_20_Paragraph" style:list-style-name="WWNum4">
      <style:paragraph-properties fo:text-align="justify" style:justify-single-word="false"/>
    </style:style>
    <style:style style:name="P4" style:family="paragraph" style:parent-style-name="Standard">
      <style:text-properties style:font-name="Times New Roman" style:font-name-asian="Times New Roman1" style:language-asian="es" style:country-asian="ES" style:font-name-complex="Times New Roman1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asian="Times New Roman1" style:language-asian="es" style:country-asian="ES" style:font-name-complex="Times New Roman1" style:font-size-complex="10pt"/>
    </style:style>
    <style:style style:name="P6" style:family="paragraph" style:parent-style-name="Standard">
      <style:text-properties style:font-name="Arial" fo:font-size="10pt" style:font-size-asian="10pt"/>
    </style:style>
    <style:style style:name="P7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 style:font-size-complex="10pt"/>
    </style:style>
    <style:style style:name="P9" style:family="paragraph" style:parent-style-name="Standard">
      <style:paragraph-properties>
        <style:tab-stops>
          <style:tab-stop style:position="4.7252in"/>
        </style:tab-stops>
      </style:paragraph-properties>
      <style:text-properties style:font-name="Arial" fo:font-size="10pt" style:font-size-asian="10pt"/>
    </style:style>
    <style:style style:name="P10" style:family="paragraph" style:parent-style-name="Standard">
      <style:text-properties style:font-name="Arial" fo:font-size="10pt" fo:language="es" fo:country="CO" style:font-size-asian="10pt" style:font-name-complex="Arial1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es" fo:country="CO" style:font-size-asian="10pt" style:font-name-complex="Arial1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s" fo:country="CO" fo:font-weight="bold" style:font-name-asian="Times New Roman1" style:font-size-asian="10pt" style:language-asian="es" style:country-asian="ES" style:font-weight-asian="bold" style:font-name-complex="Arial1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language="es" fo:country="CO" style:font-name-asian="Times New Roman1" style:font-size-asian="10pt" style:language-asian="es" style:country-asian="ES" style:font-name-complex="Arial1" style:font-size-complex="10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style:text-position="super 58%" style:font-name="Arial" fo:font-size="10pt" style:font-size-asian="10pt" style:font-name-complex="Arial1" style:font-size-complex="10pt"/>
    </style:style>
    <style:style style:name="P16" style:family="paragraph" style:parent-style-name="Standard">
      <style:text-properties fo:color="#ff0000" style:font-name="Arial" fo:font-size="10pt" style:text-underline-style="solid" style:text-underline-width="auto" style:text-underline-color="font-color" style:font-size-asian="10pt" style:font-name-complex="Arial1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ff0000" style:font-name="Arial" fo:font-size="10pt" style:text-underline-style="solid" style:text-underline-width="auto" style:text-underline-color="font-color" style:font-size-asian="10pt" style:font-name-complex="Arial1" style:font-size-complex="10pt"/>
    </style:style>
    <style:style style:name="P18" style:family="paragraph" style:parent-style-name="Standard">
      <style:text-properties style:text-position="sub 58%" fo:language="es" fo:country="CO"/>
    </style:style>
    <style:style style:name="P19" style:family="paragraph" style:parent-style-name="Standard">
      <style:paragraph-properties>
        <style:tab-stops>
          <style:tab-stop style:position="4.7252in"/>
        </style:tab-stops>
      </style:paragraph-properties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>
        <style:tab-stops>
          <style:tab-stop style:position="2.1874in"/>
        </style:tab-stops>
      </style:paragraph-properties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name-complex="Arial1" style:font-size-complex="10pt"/>
    </style:style>
    <style:style style:name="P23" style:family="paragraph" style:parent-style-name="Standard">
      <style:text-properties fo:language="es" fo:country="CO"/>
    </style:style>
    <style:style style:name="P24" style:family="paragraph" style:parent-style-name="Standard">
      <style:paragraph-properties fo:text-align="justify" style:justify-single-word="false"/>
      <style:text-properties officeooo:rsid="000d938e" officeooo:paragraph-rsid="000d938e"/>
    </style:style>
    <style:style style:name="P25" style:family="paragraph" style:parent-style-name="Standard">
      <style:paragraph-properties fo:margin-left="-0.0063in" fo:margin-right="0in" fo:margin-top="0in" fo:margin-bottom="0.1945in" loext:contextual-spacing="false" fo:text-align="center" style:justify-single-word="false" fo:text-indent="0in" style:auto-text-indent="false"/>
      <style:text-properties fo:color="#76923c"/>
    </style:style>
    <style:style style:name="P26" style:family="paragraph" style:parent-style-name="Standard">
      <style:paragraph-properties fo:margin-left="-0.0063in" fo:margin-right="0in" fo:margin-top="0in" fo:margin-bottom="0.1945in" loext:contextual-spacing="false" fo:text-align="justify" style:justify-single-word="false" fo:text-indent="0in" style:auto-text-indent="false"/>
      <style:text-properties fo:color="#76923c"/>
    </style:style>
    <style:style style:name="P27" style:family="paragraph" style:parent-style-name="Standard">
      <style:paragraph-properties fo:margin-left="-0.0634in" fo:margin-right="0in" fo:text-indent="0in" style:auto-text-indent="false"/>
      <style:text-properties fo:color="#ff0000" style:font-name="Arial" fo:font-size="10pt" style:text-underline-style="solid" style:text-underline-width="auto" style:text-underline-color="font-color" style:font-size-asian="10pt" style:font-name-complex="Arial1" style:font-size-complex="10pt"/>
    </style:style>
    <style:style style:name="P28" style:family="paragraph" style:parent-style-name="Standard">
      <style:paragraph-properties fo:margin-left="-0.0634in" fo:margin-right="0in" fo:line-height="150%" fo:text-indent="0in" style:auto-text-indent="false"/>
    </style:style>
    <style:style style:name="P29" style:family="paragraph" style:parent-style-name="Standard">
      <style:paragraph-properties fo:margin-left="0.4283in" fo:margin-right="0in" fo:line-height="150%" fo:text-indent="0.4917in" style:auto-text-indent="false"/>
    </style:style>
    <style:style style:name="P30" style:family="paragraph" style:parent-style-name="Standard">
      <style:paragraph-properties fo:margin-left="0.4283in" fo:margin-right="0in" fo:line-height="150%" fo:text-indent="0.4917in" style:auto-text-indent="false">
        <style:tab-stops>
          <style:tab-stop style:position="1.772in"/>
        </style:tab-stops>
      </style:paragraph-properties>
    </style:style>
    <style:style style:name="P31" style:family="paragraph" style:parent-style-name="Standard">
      <style:paragraph-properties fo:margin-left="2.3953in" fo:margin-right="0in" fo:line-height="150%" fo:text-indent="0in" style:auto-text-indent="false"/>
    </style:style>
    <style:style style:name="P32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style:font-size-asian="10pt" style:font-name-complex="Arial1" style:font-size-complex="10pt"/>
    </style:style>
    <style:style style:name="P33" style:family="paragraph" style:parent-style-name="Text_20_body">
      <style:text-properties style:font-size-complex="10pt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text-properties fo:language="es" fo:country="CO"/>
    </style:style>
    <style:style style:name="P36" style:family="paragraph" style:parent-style-name="Text_20_body">
      <style:text-properties style:font-name="Times New Roman" style:font-name-asian="Times New Roman1" style:language-asian="es" style:country-asian="ES" style:font-name-complex="Times New Roman1" style:font-size-complex="10pt"/>
    </style:style>
    <style:style style:name="P37" style:family="paragraph" style:parent-style-name="Text_20_body">
      <style:paragraph-properties fo:text-align="center" style:justify-single-word="false"/>
      <style:text-properties style:font-name="Times New Roman" style:font-name-asian="Times New Roman1" style:language-asian="es" style:country-asian="ES" style:font-name-complex="Times New Roman1" style:font-size-complex="10pt"/>
    </style:style>
    <style:style style:name="P38" style:family="paragraph" style:parent-style-name="Text_20_body">
      <style:paragraph-properties fo:padding-left="0.111in" fo:padding-right="0.0555in" fo:padding-top="0.0138in" fo:padding-bottom="0.0138in" fo:border="0.51pt solid #000000"/>
    </style:style>
    <style:style style:name="P39" style:family="paragraph" style:parent-style-name="Text_20_body">
      <style:paragraph-properties fo:line-height="150%" fo:padding-left="0.111in" fo:padding-right="0.0555in" fo:padding-top="0.0138in" fo:padding-bottom="0.0138in" fo:border="0.51pt solid #000000"/>
    </style:style>
    <style:style style:name="P40" style:family="paragraph">
      <loext:graphic-properties draw:fill="none"/>
    </style:style>
    <style:style style:name="T1" style:family="text">
      <style:text-properties fo:color="#1f497d"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T2" style:family="text">
      <style:text-properties fo:color="#1f497d" style:font-name="Arial" fo:font-size="9pt" style:text-underline-style="solid" style:text-underline-width="auto" style:text-underline-color="font-color" fo:font-weight="bold" style:font-size-asian="9pt" style:font-weight-asian="bold" style:font-name-complex="Arial1" style:font-size-complex="9pt"/>
    </style:style>
    <style:style style:name="T3" style:family="text">
      <style:text-properties fo:color="#ff0000"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T4" style:family="text">
      <style:text-properties fo:color="#ff0000" style:font-name="Arial" fo:font-size="10pt" style:text-underline-style="solid" style:text-underline-width="auto" style:text-underline-color="font-color" style:font-size-asian="10pt" style:font-name-complex="Arial1" style:font-size-complex="10pt"/>
    </style:style>
    <style:style style:name="T5" style:family="text">
      <style:text-properties fo:color="#ff0000" style:font-name="Arial" fo:font-size="10pt" style:font-size-asian="10pt"/>
    </style:style>
    <style:style style:name="T6" style:family="text">
      <style:text-properties fo:color="#ff0000" style:font-name="Arial" fo:font-size="10pt" style:font-size-asian="10pt" style:font-name-complex="Arial1" style:font-size-complex="10pt"/>
    </style:style>
    <style:style style:name="T7" style:family="text">
      <style:text-properties fo:color="#ff0000" style:font-name="Arial" fo:language="es" fo:country="CO" style:text-underline-style="solid" style:text-underline-width="auto" style:text-underline-color="font-color" fo:font-weight="bold" style:font-weight-asian="bold" style:font-name-complex="Arial1"/>
    </style:style>
    <style:style style:name="T8" style:family="text">
      <style:text-properties fo:color="#ff0000" style:font-name="Arial" style:text-underline-style="solid" style:text-underline-width="auto" style:text-underline-color="font-color" fo:font-weight="bold" style:font-weight-asian="bold" style:font-name-complex="Arial1"/>
    </style:style>
    <style:style style:name="T9" style:family="text">
      <style:text-properties fo:color="#ff0000" style:font-name="Arial" fo:font-size="9pt" style:text-underline-style="solid" style:text-underline-width="auto" style:text-underline-color="font-color" fo:font-weight="bold" style:font-size-asian="9pt" style:font-weight-asian="bold" style:font-name-complex="Arial1" style:font-size-complex="9pt"/>
    </style:style>
    <style:style style:name="T10" style:family="text">
      <style:text-properties fo:color="#ff0000"/>
    </style:style>
    <style:style style:name="T11" style:family="text">
      <style:text-properties fo:color="#ff0000" fo:font-style="italic" fo:font-weight="bold" style:font-style-asian="italic" style:font-weight-asian="bold"/>
    </style:style>
    <style:style style:name="T12" style:family="text">
      <style:text-properties style:font-name="Arial" fo:font-size="10pt" style:font-size-asian="10pt"/>
    </style:style>
    <style:style style:name="T13" style:family="text">
      <style:text-properties style:font-name="Arial" fo:font-size="10pt" style:font-size-asian="10pt" style:font-name-complex="Arial1"/>
    </style:style>
    <style:style style:name="T14" style:family="text">
      <style:text-properties style:font-name="Arial" fo:font-size="10pt" style:font-size-asian="10pt" style:font-name-complex="Arial1" style:font-size-complex="10pt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language="es" fo:country="CO" style:font-size-asian="10pt" style:font-name-complex="Arial1" style:font-size-complex="10pt"/>
    </style:style>
    <style:style style:name="T17" style:family="text">
      <style:text-properties style:font-name="Arial" fo:font-size="10pt" fo:language="es" fo:country="CO" fo:font-weight="bold" style:font-size-asian="10pt" style:font-weight-asian="bold" style:font-name-complex="Arial1" style:font-size-complex="10pt"/>
    </style:style>
    <style:style style:name="T18" style:family="text"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19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T20" style:family="text">
      <style:text-properties style:font-name="Arial" fo:font-size="10pt" fo:language="en" fo:country="US" style:font-size-asian="10pt" style:font-name-complex="Arial1" style:font-size-complex="10pt"/>
    </style:style>
    <style:style style:name="T21" style:family="text">
      <style:text-properties style:font-name="Arial" fo:font-size="9pt" style:font-size-asian="9pt" style:font-name-complex="Arial1" style:font-size-complex="9pt"/>
    </style:style>
    <style:style style:name="T22" style:family="text">
      <style:text-properties style:font-name="Arial" fo:font-size="8pt" style:font-size-asian="8pt" style:font-name-complex="Arial1" style:font-size-complex="8pt"/>
    </style:style>
    <style:style style:name="T23" style:family="text">
      <style:text-properties style:text-position="super 58%" style:font-name="Arial" fo:font-size="10pt" style:font-size-asian="10pt" style:font-name-complex="Arial1" style:font-size-complex="10pt"/>
    </style:style>
    <style:style style:name="T24" style:family="text">
      <style:text-properties style:text-position="sub 58%"/>
    </style:style>
    <style:style style:name="T25" style:family="text">
      <style:text-properties style:text-position="sub 58%" style:font-name="Arial" fo:font-size="10pt" fo:language="es" fo:country="CO" style:font-size-asian="10pt" style:font-name-complex="Arial1" style:font-size-complex="10pt"/>
    </style:style>
    <style:style style:name="T26" style:family="text">
      <style:text-properties style:text-position="sub 58%" style:font-name="Arial" fo:font-size="10pt" fo:language="es" fo:country="CO" fo:font-weight="bold" style:font-size-asian="10pt" style:font-weight-asian="bold" style:font-name-complex="Arial1" style:font-size-complex="10pt"/>
    </style:style>
    <style:style style:name="T27" style:family="text">
      <style:text-properties style:text-position="sub 58%" style:font-name="Arial" fo:font-size="10pt" style:font-size-asian="10pt"/>
    </style:style>
    <style:style style:name="T28" style:family="text">
      <style:text-properties style:text-position="sub 58%" style:font-name="Arial" fo:font-size="10pt" style:font-size-asian="10pt" style:font-name-complex="Arial1" style:font-size-complex="10pt"/>
    </style:style>
    <style:style style:name="T29" style:family="text">
      <style:text-properties style:text-position="sub 58%" style:font-name="Arial" fo:font-size="10pt" fo:language="en" fo:country="US" style:font-size-asian="10pt" style:font-name-complex="Arial1" style:font-size-complex="10pt"/>
    </style:style>
    <style:style style:name="T30" style:family="text">
      <style:text-properties style:text-position="sub 58%" fo:language="en" fo:country="US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text-line-through-style="solid" style:text-line-through-type="single" style:font-name="Arial" fo:font-size="10pt" style:font-size-asian="10pt"/>
    </style:style>
    <style:style style:name="T3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4" style:family="text">
      <style:text-properties fo:color="#76923c"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T35" style:family="text">
      <style:text-properties fo:color="#215868"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T36" style:family="text">
      <style:text-properties style:font-size-complex="10pt"/>
    </style:style>
    <style:style style:name="T37" style:family="text">
      <style:text-properties fo:color="#000000" style:font-name="Arial" fo:font-size="10pt" style:font-size-asian="10pt" style:font-name-complex="Arial1" style:font-size-complex="10pt"/>
    </style:style>
    <style:style style:name="T38" style:family="text">
      <style:text-properties fo:language="en" fo:country="US"/>
    </style:style>
    <style:style style:name="T39" style:family="text">
      <style:text-properties fo:color="#0070c0" fo:font-style="italic" fo:font-weight="bold" style:font-style-asian="italic" style:font-weight-asian="bold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3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gr1" style:family="graphic">
      <style:graphic-properties draw:stroke="solid" svg:stroke-width="0in" svg:stroke-color="#000000" draw:marker-start="msArrowOpenEnd_20_5_20_0" draw:marker-start-width="0.0965in" draw:marker-start-center="false" draw:marker-end="msArrowOpenEnd_20_5_20_0" draw:marker-end-width="0.0965in" draw:marker-end-center="false" draw:stroke-linejoin="round" svg:stroke-linecap="butt" draw:fill="none" draw:textarea-vertical-align="top" fo:min-height="0in" fo:min-width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draw:textarea-vertical-align="top" fo:min-height="0in" fo:min-width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stroke-linejoin="round" svg:stroke-linecap="butt" draw:fill="none" draw:textarea-vertical-align="top" fo:min-height="0in" fo:min-width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24"><text:span text:style-name="T1">PLANTEAMIENTO DEL PROBLEMA</text:span></text:p>
      <text:p text:style-name="P7"/>
      <text:p text:style-name="Standard"><text:span text:style-name="T14">Una</text:span><text:span text:style-name="T16"> compañía tiene un contrato importante que debe cumplir la próxima semana. Este contrato requiere la fabricación de 1000 unidades de ensamble K. cada unidad de K <text:s/>consiste en el ensamble de una parte <text:s/>X <text:s/>y dos partes <text:s/>Y.</text:span></text:p>
      <text:p text:style-name="P10"/>
      <text:p text:style-name="Standard"><text:span text:style-name="T16">Esta compañía tiene un departamento de ensamble y tres departamentos de manufactura. Por conveniencia, <text:s/>los departamentos de manufactura <text:s/>se designarán como D, E y F y las máquinas como D</text:span><text:span text:style-name="T25">1</text:span><text:span text:style-name="T16">, D</text:span><text:span text:style-name="T25">2</text:span><text:span text:style-name="T16">, E</text:span><text:span text:style-name="T25">1</text:span><text:span text:style-name="T16">, E</text:span><text:span text:style-name="T25">2</text:span><text:span text:style-name="T16">, F</text:span><text:span text:style-name="T25">1</text:span><text:span text:style-name="T16">, F</text:span><text:span text:style-name="T25">2. </text:span><text:span text:style-name="T16"><text:s text:c="2"/></text:span></text:p>
      <text:p text:style-name="P10"/>
      <text:p text:style-name="Standard"><text:span text:style-name="T16">Cada parte se procesa a través de los tres departamentos de manufactura, algunas veces únicamente en una máquina, algunas veces en las dos máquinas y algunas veces en ninguna. La parte X se procesa en las máquinas <text:s/>D</text:span><text:span text:style-name="T25">1</text:span><text:span text:style-name="T16"> y <text:s/>D</text:span><text:span text:style-name="T25">2, <text:s/></text:span><text:span text:style-name="T16"><text:s/>ya sea en la E</text:span><text:span text:style-name="T25">1</text:span><text:span text:style-name="T16"> o en la E</text:span><text:span text:style-name="T25">2 <text:s text:c="2"/></text:span><text:span text:style-name="T16"><text:s/>y en la <text:s/>F</text:span><text:span text:style-name="T25">2. <text:s/></text:span><text:span text:style-name="T16"><text:s/>La parte Y se procesa en la máquina <text:s/>D</text:span><text:span text:style-name="T25">2 </text:span><text:span text:style-name="T16"><text:s/>ya sea en la <text:s/>E</text:span><text:span text:style-name="T25">1</text:span><text:span text:style-name="T16"> o en la <text:s/>E</text:span><text:span text:style-name="T25">2</text:span><text:span text:style-name="T16"> <text:s/>o ya sea en la <text:s/>F</text:span><text:span text:style-name="T25">1</text:span><text:span text:style-name="T16"> o en la <text:s/>F</text:span><text:span text:style-name="T25">2. </text:span><text:span text:style-name="T16"><text:s/></text:span></text:p>
      <text:p text:style-name="P10"/>
      <text:p text:style-name="Standard"><text:span text:style-name="T16">Los requerimientos de tiempo para la parte X son:</text:span></text:p>
      <text:p text:style-name="Standard"><text:span text:style-name="T16">Máquina D</text:span><text:span text:style-name="T25">1 </text:span><text:span text:style-name="T16"><text:tab/>: 4minutos/pieza </text:span></text:p>
      <text:p text:style-name="Standard"><text:span text:style-name="T16">Máquina D</text:span><text:span text:style-name="T25">2 </text:span><text:span text:style-name="T16"><text:tab/>: 1minuto /pieza</text:span></text:p>
      <text:p text:style-name="Standard"><text:span text:style-name="T16">Máquina E</text:span><text:span text:style-name="T25">1 </text:span><text:span text:style-name="T16"><text:tab/>: 6minutos/pieza</text:span></text:p>
      <text:p text:style-name="Standard"><text:span text:style-name="T16">Máquina E</text:span><text:span text:style-name="T25">2 </text:span><text:span text:style-name="T16"><text:tab/>: 2minutos/pieza</text:span></text:p>
      <text:p text:style-name="Standard"><text:span text:style-name="T16">Máquina F</text:span><text:span text:style-name="T25">2 </text:span><text:span text:style-name="T16"><text:tab/>: 4minutos/pieza</text:span></text:p>
      <text:p text:style-name="Standard"><text:span text:style-name="T16">Los requerimientos de tiempo para la parte Y son:</text:span></text:p>
      <text:p text:style-name="Standard"><text:span text:style-name="T16">Máquina D</text:span><text:span text:style-name="T25">2 </text:span><text:span text:style-name="T16"><text:tab/>: 3minutos/pieza </text:span></text:p>
      <text:p text:style-name="Standard"><text:span text:style-name="T16">Máquina E</text:span><text:span text:style-name="T25">1 </text:span><text:span text:style-name="T16"><text:tab/>: 2minutos /pieza</text:span></text:p>
      <text:p text:style-name="Standard"><text:span text:style-name="T16">Máquina E</text:span><text:span text:style-name="T25">2 </text:span><text:span text:style-name="T16"><text:tab/>: 3minutos/pieza</text:span></text:p>
      <text:p text:style-name="Standard"><text:span text:style-name="T16">Máquina F</text:span><text:span text:style-name="T25">1 </text:span><text:span text:style-name="T16"><text:tab/>: 6minutos/pieza</text:span></text:p>
      <text:p text:style-name="Standard"><text:span text:style-name="T16">Máquina F</text:span><text:span text:style-name="T25">2 </text:span><text:span text:style-name="T16"><text:tab/>: 4minutos/pieza</text:span><text:span text:style-name="T25"> </text:span></text:p>
      <text:p text:style-name="P10"/>
      <text:p text:style-name="Standard"><text:span text:style-name="T16">En el departamento de ensamble , las dos partes Y se unen primero y a continuación la parte X y así obtener una unidad de K. las partes Y se arman a una velocidad de una unión por minuto, mientras que las partes X se arman a una velocidad de 10 uniones por minuto. Estas operaciones comparten las mismas instalaciones de ensamble.</text:span></text:p>
      <text:p text:style-name="P10"/>
      <text:p text:style-name="Standard"><text:span text:style-name="T16">Se dispone de 8800 minutos en cada máquina y de 40 horas de ensamble y los costos variables son los siguientes:</text:span></text:p>
      <text:p text:style-name="P10"/>
      <text:p text:style-name="Standard"><text:span text:style-name="T16">Material de la parte X<text:tab/>: $1.00</text:span></text:p>
      <text:p text:style-name="Standard"><text:span text:style-name="T16">Material de la parte Y<text:tab/>: $2.00</text:span></text:p>
      <text:p text:style-name="Standard"><text:span text:style-name="T16">Máquina D</text:span><text:span text:style-name="T25">1</text:span><text:span text:style-name="T16"><text:tab/><text:tab/>: $ 0.10/minuto </text:span></text:p>
      <text:p text:style-name="Standard"><text:span text:style-name="T16">Máquina D</text:span><text:span text:style-name="T25">2 </text:span><text:span text:style-name="T16"><text:tab/><text:tab/>: $ 0.30/minuto </text:span></text:p>
      <text:p text:style-name="Standard"><text:span text:style-name="T16">Máquina E</text:span><text:span text:style-name="T25">1 </text:span><text:span text:style-name="T16"><text:tab/><text:tab/>: $ 0.20/minuto</text:span></text:p>
      <text:p text:style-name="Standard"><text:span text:style-name="T16">Máquina E</text:span><text:span text:style-name="T25">2 </text:span><text:span text:style-name="T16"><text:tab/><text:tab/>: $ 0.15/minuto</text:span></text:p>
      <text:p text:style-name="Standard"><text:span text:style-name="T16">Máquina F</text:span><text:span text:style-name="T25">1 </text:span><text:span text:style-name="T16"><text:tab/><text:tab/>: $0.05/minuto</text:span></text:p>
      <text:p text:style-name="Standard"><text:span text:style-name="T16">Máquina F</text:span><text:span text:style-name="T25">2 </text:span><text:span text:style-name="T16"><text:tab/><text:tab/>: $0.25/minuto</text:span></text:p>
      <text:p text:style-name="P18"/>
      <text:p text:style-name="Text_20_body">Esquema de lo enunciado</text:p>
      <text:p text:style-name="P1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"><draw:custom-shape text:anchor-type="char" draw:z-index="6" draw:style-name="gr2" draw:text-style-name="P40" svg:width="2.5732in" svg:height="0.8232in" svg:x="-1.3992in" svg:y="0.0264in"><text:p/><draw:enhanced-geometry draw:mirror-vertical="true" svg:viewBox="0 0 21600 21600" draw:type="mso-spt32" draw:enhanced-path="M 0 0 L 21600 21600 N"/></draw:custom-shape><draw:custom-shape text:anchor-type="char" draw:z-index="2" draw:style-name="gr2" draw:text-style-name="P40" svg:width="1.0732in" svg:height="0.115in" svg:x="0.1in" svg:y="0.0783in"><text:p/><draw:enhanced-geometry draw:mirror-vertical="true" svg:viewBox="0 0 21600 21600" draw:type="mso-spt32" draw:enhanced-path="M 0 0 L 21600 21600 N"/></draw:custom-shape><text:span text:style-name="T4">D1</text:span></text:p>
            <text:p text:style-name="P26"><draw:custom-shape text:anchor-type="char" draw:z-index="3" draw:style-name="gr2" draw:text-style-name="P40" svg:width="0.9587in" svg:height="0.1358in" svg:x="0.1in" svg:y="0.0866in"><text:p/><draw:enhanced-geometry svg:viewBox="0 0 21600 21600" draw:type="mso-spt32" draw:enhanced-path="M 0 0 L 21600 21600 N"/></draw:custom-shape><text:span text:style-name="T4">D</text:span></text:p>
            <text:p text:style-name="P25"><draw:custom-shape text:anchor-type="char" draw:z-index="7" draw:style-name="gr2" draw:text-style-name="P40" svg:width="2.5213in" svg:height="0.4689in" svg:x="-1.3992in" svg:y="0.1134in"><text:p/><draw:enhanced-geometry draw:mirror-vertical="true" svg:viewBox="0 0 21600 21600" draw:type="mso-spt32" draw:enhanced-path="M 0 0 L 21600 21600 N"/></draw:custom-shape><draw:custom-shape text:anchor-type="char" draw:z-index="0" draw:style-name="gr2" draw:text-style-name="P40" svg:width="1.8232in" svg:height="0.4169in" svg:x="1.3602in" svg:y="0.1146in"><text:p/><draw:enhanced-geometry svg:viewBox="0 0 21600 21600" draw:type="mso-spt32" draw:enhanced-path="M 0 0 L 21600 21600 N"/></draw:custom-shape><text:span text:style-name="T4">D2</text:span></text:p>
          </table:table-cell>
        </table:table-row>
      </table:table>
      <text:p text:style-name="P16"/>
      <text:p text:style-name="Standard"><draw:frame draw:style-name="fr2" draw:name="Frame1" text:anchor-type="paragraph" svg:x="1.4563in" svg:y="0.0008in" svg:width="2.6346in" draw:z-index="11"><draw:text-box fo:min-height="0in"><table:table table:name="Table2" table:style-name="Table2"><table:table-column table:style-name="Table2.A"/><table:table-row table:style-name="Table2.1"><table:table-cell table:style-name="Table2.A1" office:value-type="string"><text:p text:style-name="P25"><draw:custom-shape text:anchor-type="char" draw:z-index="14" draw:style-name="gr2" draw:text-style-name="P40" svg:width="0.9587in" svg:height="0.115in" svg:x="0.1217in" svg:y="0.0673in"><text:p/><draw:enhanced-geometry draw:mirror-vertical="true" svg:viewBox="0 0 21600 21600" draw:type="mso-spt32" draw:enhanced-path="M 0 0 L 21600 21600 N"/></draw:custom-shape><draw:custom-shape text:anchor-type="char" draw:z-index="16" draw:style-name="gr1" draw:text-style-name="P40" svg:width="0.1252in" svg:height="0.313in" svg:x="1.3402in" svg:y="0.0665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fr1" text:anchor-type="char" svg:x="1.3819in" svg:y="0.0398in" svg:width="0.3957in" svg:height="0.1957in" draw:z-index="18"><draw:text-box><text:p text:style-name="Frame_20_contents"><text:span text:style-name="T31">Ó</text:span></text:p></draw:text-box></draw:frame><text:span text:style-name="T4">E1</text:span></text:p><text:p text:style-name="P26"><draw:custom-shape text:anchor-type="char" draw:z-index="12" draw:style-name="gr3" draw:text-style-name="P40" svg:width="1.7087in" svg:height="0.6669in" svg:x="1.5071in" svg:y="0.0236in"><text:p/><draw:enhanced-geometry draw:mirror-horizontal="true" svg:viewBox="0 0 21600 21600" draw:type="mso-spt32" draw:enhanced-path="M 0 0 L 21600 21600 N"/></draw:custom-shape><draw:custom-shape text:anchor-type="char" draw:z-index="13" draw:style-name="gr3" draw:text-style-name="P40" svg:width="1.7504in" svg:height="0.0524in" svg:x="1.4654in" svg:y="0.0236in"><text:p/><draw:enhanced-geometry draw:mirror-horizontal="true" svg:viewBox="0 0 21600 21600" draw:type="mso-spt32" draw:enhanced-path="M 0 0 L 21600 21600 N"/></draw:custom-shape><draw:frame draw:style-name="fr1" text:anchor-type="char" svg:x="0.1217in" svg:y="0.0236in" svg:width="0.3957in" svg:height="0.1957in" draw:z-index="17"><draw:text-box><text:p text:style-name="Frame_20_contents"><text:span text:style-name="T31">Ó</text:span></text:p></draw:text-box></draw:frame><text:span text:style-name="T4">E</text:span></text:p><text:p text:style-name="P25"><draw:custom-shape text:anchor-type="char" draw:z-index="15" draw:style-name="gr2" draw:text-style-name="P40" svg:width="1.0106in" svg:height="0.0543in" svg:x="0.1217in" svg:y="0.0598in"><text:p/><draw:enhanced-geometry svg:viewBox="0 0 21600 21600" draw:type="mso-spt32" draw:enhanced-path="M 0 0 L 21600 21600 N"/></draw:custom-shape><text:span text:style-name="T4">E2</text:span></text:p></table:table-cell></table:table-row></table:table></draw:text-box></draw:frame><draw:frame draw:style-name="fr3" text:anchor-type="char" svg:x="4.7457in" svg:y="0.0811in" svg:width="0.3228in" svg:height="0.3126in" draw:z-index="1"><draw:text-box><text:p text:style-name="Frame_20_contents"><text:span text:style-name="T7">Y</text:span></text:p></draw:text-box></draw:frame><text:span text:style-name="T4"><text:s/></text:span></text:p>
      <text:p text:style-name="Standard"><draw:custom-shape text:anchor-type="char" draw:z-index="9" draw:style-name="gr2" draw:text-style-name="P40" svg:width="2.5213in" svg:height="0.7295in" svg:x="0.152in" svg:y="0.1425in"><text:p/><draw:enhanced-geometry svg:viewBox="0 0 21600 21600" draw:type="mso-spt32" draw:enhanced-path="M 0 0 L 21600 21600 N"/></draw:custom-shape><draw:custom-shape text:anchor-type="char" draw:z-index="8" draw:style-name="gr2" draw:text-style-name="P40" svg:width="1.3441in" svg:height="0.0016in" svg:x="0.152in" svg:y="0.0902in"><text:p/><draw:enhanced-geometry svg:viewBox="0 0 21600 21600" draw:type="mso-spt32" draw:enhanced-path="M 0 0 L 21600 21600 N"/></draw:custom-shape><text:span text:style-name="T8">X</text:span></text:p>
      <text:p text:style-name="P16"/>
      <text:p text:style-name="P16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5"><draw:custom-shape text:anchor-type="char" draw:z-index="10" draw:style-name="gr1" draw:text-style-name="P40" svg:width="0.1252in" svg:height="0.313in" svg:x="1.3602in" svg:y="0.0665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char" draw:z-index="4" draw:style-name="gr2" draw:text-style-name="P40" svg:width="1.0106in" svg:height="0.1358in" svg:x="0.1in" svg:y="0.0134in"><text:p/><draw:enhanced-geometry draw:mirror-vertical="true" svg:viewBox="0 0 21600 21600" draw:type="mso-spt32" draw:enhanced-path="M 0 0 L 21600 21600 N"/></draw:custom-shape><text:span text:style-name="T4">F1</text:span></text:p>
            <text:p text:style-name="P26"><draw:custom-shape text:anchor-type="char" draw:z-index="5" draw:style-name="gr2" draw:text-style-name="P40" svg:width="1.0213in" svg:height="0.2295in" svg:x="0.1in" svg:y="0.0528in"><text:p/><draw:enhanced-geometry svg:viewBox="0 0 21600 21600" draw:type="mso-spt32" draw:enhanced-path="M 0 0 L 21600 21600 N"/></draw:custom-shape><text:span text:style-name="T4">F</text:span></text:p>
            <text:p text:style-name="P25"><text:span text:style-name="T4">F2</text:span></text:p>
          </table:table-cell>
        </table:table-row>
      </table:table>
      <text:p text:style-name="P16"/>
      <text:p text:style-name="P9"/>
      <text:p text:style-name="P19"><text:span text:style-name="T18">SOLUCION:</text:span></text:p>
      <text:p text:style-name="P6"/>
      <text:p text:style-name="Standard"><text:span text:style-name="T12">Definición de variables: Sean las variables X</text:span><text:span text:style-name="T27">1</text:span><text:span text:style-name="T12">, X</text:span><text:span text:style-name="T27">2</text:span><text:span text:style-name="T12">, Y</text:span><text:span text:style-name="T27">1</text:span><text:span text:style-name="T12">, Y</text:span><text:span text:style-name="T27">2</text:span><text:span text:style-name="T12">, Y</text:span><text:span text:style-name="T27">3</text:span><text:span text:style-name="T12">, Y</text:span><text:span text:style-name="T27">4 </text:span><text:span text:style-name="T13">∕</text:span><text:span text:style-name="T12"> <text:s/>las formas requeridas de producción de X e <text:s/>Y para ensamblar K </text:span><text:span text:style-name="T13">∕</text:span><text:span text:style-name="T12"> <text:s/>Con el objetivo de minimizar los costos.</text:span></text:p>
      <text:p text:style-name="P6"/>
      <text:p text:style-name="Text_20_body">CALCULO DE COSTOS</text:p>
      <text:p text:style-name="P16"/>
      <text:p text:style-name="P20"><text:span text:style-name="T12">X</text:span><text:span text:style-name="T27">1 </text:span><text:span text:style-name="T12">= <text:s/>1 <text:s/>+ <text:s/>4(0.10) <text:s/>+ <text:s/>1(0.30) <text:s text:c="2"/>+ <text:s/>6(0.20) <text:s/>+ 4(0.25) <text:s text:c="2"/>= </text:span><text:span text:style-name="T5">3.90</text:span></text:p>
      <text:p text:style-name="P21"><text:span text:style-name="T12">X</text:span><text:span text:style-name="T27">2 </text:span><text:span text:style-name="T12">= <text:s/>1 <text:s/>+ <text:s/>4(0.10) <text:s/>+ <text:s/>1(0.30) <text:s text:c="2"/>+ <text:s/>2(0.15) + <text:s/>4(0.25) <text:s text:c="2"/>= </text:span><text:span text:style-name="T5">3.00</text:span></text:p>
      <text:p text:style-name="P20"><text:span text:style-name="T12">Y</text:span><text:span text:style-name="T27">1</text:span><text:span text:style-name="T12"> = <text:s/>2 <text:s/>+ <text:s/>3(0.30) <text:s/>+ <text:s/>2(0.20) <text:s text:c="2"/>+ <text:s/>6(0.05) <text:s text:c="18"/>= </text:span><text:span text:style-name="T5">3.60</text:span></text:p>
      <text:p text:style-name="P20"><text:span text:style-name="T12">Y</text:span><text:span text:style-name="T27">2</text:span><text:span text:style-name="T12"> = <text:s/>2 <text:s/>+ <text:s/>3(0.30) <text:s/>+ <text:s/>2(0.20) <text:s text:c="2"/>+ <text:s/>4(0.25) <text:s text:c="18"/>= </text:span><text:span text:style-name="T5">4.30</text:span></text:p>
      <text:p text:style-name="P20"><text:span text:style-name="T12">Y</text:span><text:span text:style-name="T27">3</text:span><text:span text:style-name="T12"> = <text:s/>2 <text:s/>+ <text:s/>3(0.30) <text:s/>+ <text:s/>3(0.15) <text:s text:c="2"/>+ <text:s/>6(0.05) <text:s text:c="18"/>= </text:span><text:span text:style-name="T5">3.65</text:span></text:p>
      <text:p text:style-name="P20"><text:span text:style-name="T12">Y</text:span><text:span text:style-name="T27">4</text:span><text:span text:style-name="T12"> = <text:s/>2 <text:s/>+ <text:s/>3(0.30) <text:s/>+ <text:s/>3(0.15) <text:s text:c="2"/>+ <text:s/>4(0.25) <text:s text:c="18"/>= </text:span><text:span text:style-name="T5">4.35</text:span></text:p>
      <text:p text:style-name="P16"/>
      <text:p text:style-name="Text_20_body"><text:span text:style-name="T33">MODELO MATEMATICO</text:span></text:p>
      <text:p text:style-name="P1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7"/>
            <text:p text:style-name="P28"><text:span text:style-name="T14"><text:s text:c="8"/>Z</text:span><text:span text:style-name="T28">min</text:span><text:span text:style-name="T14"> = <text:tab/></text:span><text:span text:style-name="T6">3.90</text:span><text:span text:style-name="T14">X</text:span><text:span text:style-name="T28">1</text:span><text:span text:style-name="T14"> + </text:span><text:span text:style-name="T6">3.00</text:span><text:span text:style-name="T14">X</text:span><text:span text:style-name="T28">2</text:span><text:span text:style-name="T14"> + </text:span><text:span text:style-name="T6">3.60</text:span><text:span text:style-name="T14">Y</text:span><text:span text:style-name="T28">1</text:span><text:span text:style-name="T14"> + </text:span><text:span text:style-name="T6">4.30</text:span><text:span text:style-name="T14">Y</text:span><text:span text:style-name="T28">2</text:span><text:span text:style-name="T14"> + </text:span><text:span text:style-name="T6">3.65</text:span><text:span text:style-name="T14">Y</text:span><text:span text:style-name="T28">3</text:span><text:span text:style-name="T14"> + </text:span><text:span text:style-name="T6">4.35</text:span><text:span text:style-name="T14">Y</text:span><text:span text:style-name="T28">4</text:span></text:p>
            <text:p text:style-name="P28"><text:span text:style-name="T15"><text:s text:c="7"/>Sujeto a: <text:tab/> <text:s text:c="4"/></text:span><text:span text:style-name="T14">4X</text:span><text:span text:style-name="T28">1</text:span><text:span text:style-name="T14"> + <text:s text:c="6"/>4X</text:span><text:span text:style-name="T28">2</text:span><text:span text:style-name="T14"> <text:tab/><text:tab/><text:tab/><text:tab/><text:tab/> &lt;= <text:s/>8800 <text:s/>(Dpto.D</text:span><text:span text:style-name="T28">1</text:span><text:span text:style-name="T14">)</text:span></text:p>
            <text:p text:style-name="P28"><text:span text:style-name="T14"><text:tab/><text:tab/> <text:s text:c="20"/>X</text:span><text:span text:style-name="T28">1</text:span><text:span text:style-name="T14"> + <text:s text:c="7"/>X</text:span><text:span text:style-name="T28">2</text:span><text:span text:style-name="T14"> + <text:s text:c="4"/>3Y</text:span><text:span text:style-name="T28">1</text:span><text:span text:style-name="T14"> + <text:s text:c="6"/>3Y</text:span><text:span text:style-name="T28">2</text:span><text:span text:style-name="T14"> + <text:s text:c="6"/>3Y</text:span><text:span text:style-name="T28">3</text:span><text:span text:style-name="T14"> + <text:s text:c="5"/>3Y</text:span><text:span text:style-name="T28">4<text:tab/> </text:span><text:span text:style-name="T14">&lt;= <text:s/>8800 <text:s/>(Dpto.D</text:span><text:span text:style-name="T28">2</text:span><text:span text:style-name="T14">)</text:span></text:p>
            <text:p text:style-name="P29"><text:span text:style-name="T14"><text:s text:c="7"/>6X</text:span><text:span text:style-name="T28">1</text:span><text:span text:style-name="T14"> + <text:s text:c="20"/>2Y</text:span><text:span text:style-name="T28">1</text:span><text:span text:style-name="T14"> + <text:s text:c="6"/>2Y</text:span><text:span text:style-name="T28">2</text:span><text:span text:style-name="T14"> <text:tab/><text:tab/><text:tab/> &lt;= <text:s/>8800 <text:s/>(Dpto. E</text:span><text:span text:style-name="T28">1</text:span><text:span text:style-name="T14">)<text:tab/></text:span></text:p>
            <text:p text:style-name="P30"><text:span text:style-name="T14"><text:s text:c="23"/>2X</text:span><text:span text:style-name="T28">2</text:span><text:span text:style-name="T14"> + <text:s text:c="35"/>3Y</text:span><text:span text:style-name="T28">3</text:span><text:span text:style-name="T14"> + <text:s text:c="4"/>3Y</text:span><text:span text:style-name="T28">4<text:tab/> </text:span><text:span text:style-name="T14">&lt;= <text:s/>8800 <text:s/>(Dpto. E</text:span><text:span text:style-name="T28">2</text:span><text:span text:style-name="T14">)</text:span></text:p>
            <text:p text:style-name="P29"><text:span text:style-name="T14"><text:s text:c="36"/>6Y</text:span><text:span text:style-name="T28">1</text:span><text:span text:style-name="T14"> + <text:s text:c="22"/>6Y</text:span><text:span text:style-name="T28">3</text:span><text:span text:style-name="T14"> <text:tab/><text:tab/> &lt;= <text:s/>8800 <text:s/>(Dpto. F</text:span><text:span text:style-name="T28">1</text:span><text:span text:style-name="T14">)</text:span></text:p>
            <text:p text:style-name="P29"><text:span text:style-name="T14"><text:s text:c="6"/>4X</text:span><text:span text:style-name="T28">1</text:span><text:span text:style-name="T14"> + <text:s text:c="7"/>4X</text:span><text:span text:style-name="T28">2</text:span><text:span text:style-name="T14"> + <text:s text:c="20"/>4Y</text:span><text:span text:style-name="T28">2</text:span><text:span text:style-name="T14"> + <text:s text:c="20"/>4Y</text:span><text:span text:style-name="T28">4<text:tab/> </text:span><text:span text:style-name="T14">&lt;= <text:s/>8800 <text:s/>(Dpto. F</text:span><text:span text:style-name="T28">2</text:span><text:span text:style-name="T14">)</text:span></text:p>
            <text:p text:style-name="P29"><text:span text:style-name="T14"><text:s/>1/10 (X</text:span><text:span text:style-name="T28">1</text:span><text:span text:style-name="T14"> + <text:s text:c="5"/>X</text:span><text:span text:style-name="T28">2</text:span><text:span text:style-name="T14">) <text:s text:c="4"/>+ <text:s text:c="6"/>½(Y</text:span><text:span text:style-name="T28">1</text:span><text:span text:style-name="T14"> + <text:s text:c="2"/>Y</text:span><text:span text:style-name="T28">2</text:span><text:span text:style-name="T14"> + <text:s text:c="5"/>Y</text:span><text:span text:style-name="T28">3</text:span><text:span text:style-name="T14"> + <text:s text:c="7"/>Y</text:span><text:span text:style-name="T28">4</text:span><text:span text:style-name="T14">) <text:s text:c="3"/>&lt;= 2400 <text:s/>(Ensamble)</text:span></text:p>
            <text:p text:style-name="P31"><text:span text:style-name="T14"><text:s text:c="8"/>Y</text:span><text:span text:style-name="T28">1</text:span><text:span text:style-name="T14"> + <text:s text:c="2"/>Y</text:span><text:span text:style-name="T28">2</text:span><text:span text:style-name="T14"> + <text:s text:c="5"/>Y</text:span><text:span text:style-name="T28">3</text:span><text:span text:style-name="T14"> + <text:s text:c="7"/>Y</text:span><text:span text:style-name="T28">4</text:span><text:span text:style-name="T14"> <text:s text:c="6"/>= <text:s/>2000 <text:s/>(Contrato)</text:span></text:p>
            <text:p text:style-name="P29"><text:span text:style-name="T14"><text:s text:c="9"/>X</text:span><text:span text:style-name="T28">1</text:span><text:span text:style-name="T14"> + <text:s text:c="5"/>X</text:span><text:span text:style-name="T28">2</text:span><text:span text:style-name="T14"> </text:span><text:span text:style-name="T28"><text:tab/><text:tab/><text:tab/><text:tab/><text:tab/><text:tab/> <text:s text:c="4"/></text:span><text:span text:style-name="T14">= <text:s/>1000 <text:s/>(Contrato)</text:span></text:p>
            <text:p text:style-name="P28"><text:span text:style-name="T14"><text:s text:c="2"/><text:tab/><text:tab/><text:tab/><text:tab/><text:tab/><text:tab/>X</text:span><text:span text:style-name="T28">1</text:span><text:span text:style-name="T14"> , X</text:span><text:span text:style-name="T28">2, </text:span><text:span text:style-name="T14"><text:s/>Y</text:span><text:span text:style-name="T28">1</text:span><text:span text:style-name="T14">, <text:s/>Y</text:span><text:span text:style-name="T28">2</text:span><text:span text:style-name="T14">, Y</text:span><text:span text:style-name="T28">3</text:span><text:span text:style-name="T14">, Y</text:span><text:span text:style-name="T28">4</text:span><text:span text:style-name="T14"> <text:s text:c="3"/>&gt;= 0</text:span></text:p>
          </table:table-cell>
        </table:table-row>
      </table:table>
      <text:p text:style-name="Standard"><text:span text:style-name="T14"><text:s text:c="3"/></text:span><text:span text:style-name="T12"><text:s text:c="3"/></text:span><text:span text:style-name="T14"><text:s text:c="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OpenEnd_20_5_20_0" draw:display-name="msArrowOpenEnd 5 0" svg:viewBox="0 0 350 350" svg:d="M175 0l175 344-6 6-166-331v331h-7v-331l-166 331-5-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8pt" style:font-size-asian="8pt" style:font-name-complex="Arial1" style:font-size-complex="8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footer>
        <text:p text:style-name="MP2"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fagonzalez</meta:initial-creator>
    <meta:editing-cycles>19</meta:editing-cycles>
    <meta:creation-date>2013-02-25T19:56:00</meta:creation-date>
    <dc:date>2019-10-26T18:34:16.039857918</dc:date>
    <meta:editing-duration>PT50M2S</meta:editing-duration>
    <meta:generator>LibreOffice/6.3.2.2$Linux_X86_64 LibreOffice_project/30$Build-2</meta:generator>
    <meta:document-statistic meta:table-count="4" meta:image-count="0" meta:object-count="0" meta:page-count="2" meta:paragraph-count="63" meta:word-count="581" meta:character-count="3404" meta:non-whitespace-character-count="2274"/>
    <meta:user-defined meta:name="AppVersion">16.0000</meta:user-defined>
    <meta:user-defined meta:name="Company">pol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